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08000001B739D619D0BBAFADE6.png" manifest:media-type="image/png"/>
  <manifest:file-entry manifest:full-path="Pictures/1000000000000578000003E8186D8311513D8219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3690000004F6D626353CC0911D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10000025800000188CACFA4B0C4DC4533.png" manifest:media-type="image/png"/>
  <manifest:file-entry manifest:full-path="Pictures/10000000000003820000004CECAA05233FFB5A62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FE000001B4CA06F66AD5E18676.png" manifest:media-type="image/png"/>
  <manifest:file-entry manifest:full-path="Pictures/10000000000003DE000001B769A300C220D2784F.png" manifest:media-type="image/png"/>
  <manifest:file-entry manifest:full-path="Pictures/10000000000002D70000004BB4B6EAAD3D6BBB0D.png" manifest:media-type="image/png"/>
  <manifest:file-entry manifest:full-path="Pictures/100000010000037200000372FD974412909E379A.png" manifest:media-type="image/png"/>
  <manifest:file-entry manifest:full-path="Pictures/100000000000016100000044E0594A7955C0B007.png" manifest:media-type="image/png"/>
  <manifest:file-entry manifest:full-path="Pictures/1000000000000501000001B6FFB3D35E1C11751C.png" manifest:media-type="image/png"/>
  <manifest:file-entry manifest:full-path="Pictures/10000000000002BD00000032EB3EE513C8812A01.png" manifest:media-type="image/png"/>
  <manifest:file-entry manifest:full-path="Pictures/10000000000002B100000050883B01D52E85C99B.png" manifest:media-type="image/png"/>
  <manifest:file-entry manifest:full-path="Pictures/1000000000000515000001343C9F40D7AC5FC741.png" manifest:media-type="image/png"/>
  <manifest:file-entry manifest:full-path="Pictures/1000000100000253000000470DC5FDD645C16CE4.png" manifest:media-type="image/png"/>
  <manifest:file-entry manifest:full-path="Pictures/10000000000002B100000043CE29EDDB1570CBB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601cm"/>
      <style:paragraph-properties style:writing-mode="lr-tb"/>
    </style:style>
    <style:style style:name="gr10" style:family="graphic" style:parent-style-name="standard">
      <style:graphic-properties draw:stroke="none" draw:fill="none" fo:min-height="0.801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1.601cm"/>
      <style:paragraph-properties style:writing-mode="lr-tb"/>
    </style:style>
    <style:style style:name="gr12" style:family="graphic" style:parent-style-name="standard">
      <style:graphic-properties draw:stroke="none" draw:fill="none" fo:min-height="4.001cm"/>
      <style:paragraph-properties style:writing-mode="lr-tb"/>
    </style:style>
    <style:style style:name="gr13" style:family="graphic" style:parent-style-name="standard">
      <style:graphic-properties draw:stroke="none" draw:fill="none" fo:min-height="2.021cm"/>
      <style:paragraph-properties style:writing-mode="lr-tb"/>
    </style:style>
    <style:style style:name="gr14" style:family="graphic" style:parent-style-name="standard">
      <style:graphic-properties draw:stroke="none" draw:fill="none" fo:min-height="2.8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 style:writing-mode="lr-tb"/>
      <style:text-properties style:font-name="Latin Modern Roman" fo:font-size="16pt" style:font-size-asian="16pt" style:font-size-complex="16pt"/>
    </style:style>
    <style:style style:name="P11" style:family="paragraph">
      <style:paragraph-properties fo:margin-left="0cm" fo:margin-right="0cm" fo:margin-top="0.42cm" fo:margin-bottom="0.35cm" fo:line-height="100%" fo:text-indent="0cm"/>
    </style:style>
    <style:style style:name="P12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16pt" style:font-size-asian="16pt" style:font-size-complex="16pt"/>
    </style:style>
    <style:style style:name="P15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16" style:family="paragraph">
      <style:paragraph-properties fo:text-align="center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16pt" style:font-size-asian="16pt" style:font-size-complex="16pt"/>
    </style:style>
    <style:style style:name="T5" style:family="text">
      <style:text-properties style:font-name="Latin Modern Roman"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style:font-name="Latin Modern Roman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month. [...]</text:span></text:p>
            <text:p text:style-name="P4"><text:span text:style-name="T2">Of the 678 self-made billionaires worldwide, 64 have September birth 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5" draw:layer="layout" svg:width="20cm" svg:height="3.899cm" svg:x="5.5cm" svg:y="9.101cm">
          <draw:text-box>
            <text:p><text:span text:style-name="T1">1. Is this sample positively or negatively skewed?</text:span></text:p>
            <text:p><text:span text:style-name="T1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5" draw:layer="layout" svg:width="20cm" svg:height="10.173cm" svg:x="5.9cm" svg:y="2.101cm">
          <draw:text-box>
            <text:p><text:span text:style-name="T1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random numbers between 0 and 1, and calculate their logratio ln(A/B). Repeat 10 times and 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8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0.949cm" svg:height="10.949cm" svg:x="0.051cm" svg:y="3.1cm">
          <draw:image xlink:href="Pictures/100000010000037200000372FD974412909E379A.png" xlink:type="simple" xlink:show="embed" xlink:actuate="onLoad" draw:mime-type="image/png">
            <text:p/>
          </draw:image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the order of 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0" draw:layer="layout" svg:width="17.19cm" svg:height="1.851cm" svg:x="6.31cm" svg:y="6.149cm">
          <draw:text-box>
            <text:p text:style-name="P9"><text:span text:style-name="T4">How many ways are there to draw a hand of 2 cards from a deck of 52 when you </text:span><text:span text:style-name="T5">don't</text:span><text:span text:style-name="T4"> care 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0" draw:layer="layout" svg:width="17.19cm" svg:height="1.051cm" svg:x="7.31cm" svg:y="6.949cm">
          <draw:text-box>
            <text:p text:style-name="P9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2" draw:layer="layout" svg:width="17.5cm" svg:height="1.851cm" svg:x="6.5cm" svg:y="6.566cm">
          <draw:text-box>
            <text:p text:style-name="P11"><text:span text:style-name="T4">How many ways are there to pick 3 geologists from a group of 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4" draw:layer="layout" svg:width="20.9cm" svg:height="4.251cm" svg:x="4.3cm" svg:y="5.429cm">
          <draw:text-box>
            <text:p text:style-name="P13"><text:span text:style-name="T4">95% of iron ore deposits are characterised by magnetic anomalies, and so are 98% of chromium deposits, and 1% of other rocks. 0.1% of all rocks contain iron ore, and 0.05% of rocks contain chromium ore. Suppose that we have found a magnetic anomaly. What is the probability that this is caused 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5.7cm">
          <draw:text-box>
            <text:p text:style-name="P13"><text:span text:style-name="T4">How many ways are there to shuffle 52 cards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4" draw:layer="layout" svg:width="17.667cm" svg:height="2.271cm" svg:x="6.1cm" svg:y="6cm">
          <draw:text-box>
            <text:p text:style-name="P13"><text:span text:style-name="T4">How many ways are there to rank one million people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4" draw:layer="layout" svg:width="20.9cm" svg:height="3.071cm" svg:x="5.1cm" svg:y="6.429cm">
          <draw:text-box>
            <text:p text:style-name="P13"><text:span text:style-name="T4">How many ways are there to draw 6 lottery numbers from a collection of 59?</text:span></text:p>
            <text:p text:style-name="P13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5" draw:layer="layout" svg:width="3.935cm" svg:height="6.269cm" svg:x="4.3cm" svg:y="4.4cm">
          <draw:text-box>
            <text:p><text:span text:style-name="T6">Question 1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9.301cm" svg:y="4.401cm">
          <draw:text-box>
            <text:p><text:span text:style-name="T6">Question 2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4.301cm" svg:y="4.401cm">
          <draw:text-box>
            <text:p><text:span text:style-name="T6">Question 3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frame draw:style-name="gr15" draw:text-style-name="P15" draw:layer="layout" svg:width="3.935cm" svg:height="6.269cm" svg:x="19.302cm" svg:y="4.402cm">
          <draw:text-box>
            <text:p><text:span text:style-name="T6">Question 4</text:span></text:p>
            <text:p><text:span text:style-name="T6"/></text:p>
            <text:p><text:span text:style-name="T6">Answer a</text:span></text:p>
            <text:p><text:span text:style-name="T6">Answer b</text:span></text:p>
            <text:p><text:span text:style-name="T6">Answer c</text:span></text:p>
            <text:p><text:span text:style-name="T6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4.67cm" svg:height="1.254cm" svg:x="1cm" svg:y="0.74cm">
          <draw:text-box>
            <text:p><text:span text:style-name="T6">What is the chance of guessing two of these multiple choice 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15" draw:layer="layout" svg:width="21.207cm" svg:height="3.26cm" svg:x="4cm" svg:y="5.3cm">
          <draw:text-box>
            <text:p><text:span text:style-name="T6">A Scottish geology student goes mapping on five occasions.</text:span></text:p>
            <text:p><text:span text:style-name="T6">There is an 80% chance of rain per trip. What is the probability </text:span></text:p>
            <text:p><text:span text:style-name="T6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0" draw:text-style-name="P16" draw:layer="layout" svg:width="26.323cm" svg:height="9cm" svg:x="0.95cm" svg:y="3cm">
          <draw:image xlink:href="Pictures/1000000000000501000001B6FFB3D35E1C11751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0" draw:text-style-name="P16" draw:layer="layout" svg:width="24.499cm" svg:height="8.357cm" svg:x="1.5cm" svg:y="3.143cm">
          <draw:image xlink:href="Pictures/10000000000004FE000001B4CA06F66AD5E1867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0" draw:text-style-name="P16" draw:layer="layout" svg:width="24.507cm" svg:height="8.352cm" svg:x="1.5cm" svg:y="3.148cm">
          <draw:image xlink:href="Pictures/1000000000000508000001B739D619D0BBAFAD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1" draw:text-style-name="P15" draw:layer="layout" svg:width="25.199cm" svg:height="5.266cm" svg:x="1.32cm" svg:y="4.237cm">
          <draw:text-box>
            <text:p><text:span text:style-name="T6">We believe that 50% of all dinosaur fossils are female (and 50% are male). </text:span></text:p>
            <text:p><text:span text:style-name="T6">A bone bed contains 50 dinosaur fossils among which 32 are female </text:span></text:p>
            <text:p><text:span text:style-name="T6">(and 18 are male). Do we have enough evidence to prove that the proportion </text:span></text:p>
            <text:p><text:span text:style-name="T6">of males and females is different? Do our data support the notion that </text:span></text:p>
            <text:p><text:span text:style-name="T6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1-30T16:10:23.734799355</dc:date>
    <dc:creator>Pieter Vermeesch</dc:creator>
    <meta:editing-duration>PT1H48M59S</meta:editing-duration>
    <meta:editing-cycles>14</meta:editing-cycles>
    <meta:generator>LibreOffice/7.3.7.2$Linux_X86_64 LibreOffice_project/30$Build-2</meta:generator>
    <meta:document-statistic meta:object-count="209"/>
  </office:meta>
</office:document-meta>
</file>